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93ad" officeooo:paragraph-rsid="001793ad" style:font-size-asian="17.5pt" style:font-size-complex="20pt"/>
    </style:style>
    <style:style style:name="P2" style:family="paragraph" style:parent-style-name="Text_20_body" style:list-style-name="L1">
      <style:paragraph-properties fo:text-align="start" style:justify-single-word="false"/>
      <style:text-properties officeooo:paragraph-rsid="001793ad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793ad" officeooo:paragraph-rsid="001793ad"/>
    </style:style>
    <style:style style:name="P4" style:family="paragraph" style:parent-style-name="Text_20_body">
      <style:paragraph-properties fo:text-align="start" style:justify-single-word="false"/>
      <style:text-properties officeooo:rsid="001793ad" officeooo:paragraph-rsid="001793ad"/>
    </style:style>
    <style:style style:name="P5" style:family="paragraph" style:parent-style-name="Text_20_body">
      <style:paragraph-properties fo:text-align="start" style:justify-single-word="false"/>
      <style:text-properties officeooo:rsid="00198cac" officeooo:paragraph-rsid="00198cac"/>
    </style:style>
    <style:style style:name="T1" style:family="text">
      <style:text-properties officeooo:rsid="001793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93ad" style:font-style-asian="italic" style:font-style-complex="italic"/>
    </style:style>
    <style:style style:name="T4" style:family="text">
      <style:text-properties fo:color="#000000" style:font-name="Droid Sans Mono" fo:font-size="9pt" fo:font-weight="normal" fo:background-color="#fffffe" loext:char-shading-value="0"/>
    </style:style>
    <style:style style:name="T5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Requirements</text:p>
      <text:p text:style-name="P1"/>
      <text:list xml:id="list4140419514" text:style-name="L1">
        <text:list-item>
          <text:p text:style-name="P2"><text:span text:style-name="T1">The music files will be dropeed at a common location (“</text:span><text:span text:style-name="T3">/home/nabarun/Projects/MusicSplitter/data/</text:span><text:span text:style-name="T1">”)</text:span></text:p>
        </text:list-item>
        <text:list-item>
          <text:p text:style-name="P3">Then the api will be called with the name of the file and the rest will be taken care by the bash script</text:p>
        </text:list-item>
      </text:list>
      <text:p text:style-name="P4"/>
      <text:p text:style-name="P5">Steps to Run</text:p>
      <text:p text:style-name="P5">1) <text:span text:style-name="T5">All done while in root</text:span></text:p>
      <text:p text:style-name="P5"><text:tab/>i) <text:span text:style-name="T2">cd /home/nabarun/github/MusicSplitter/</text:span></text:p>
      <text:p text:style-name="P5"><text:tab/>ii) Then Run - <text:span text:style-name="T2">python3 intertface.py</text:span></text:p>
      <text:p text:style-name="P5">2) In root directory run - <text:span text:style-name="T2">python3 intertface.py</text:span></text:p>
      <text:p text:style-name="P5"/>
      <text:p text:style-name="P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0:32:00.487340535</meta:creation-date>
    <dc:date>2021-04-11T21:49:50.114518019</dc:date>
    <meta:editing-duration>PT6M5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64" meta:character-count="387" meta:non-whitespace-character-count="331"/>
  </office:meta>
</office:document-meta>
</file>